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padding="0.049cm" fo:border="0.06pt solid #e5e7eb"/>
    </style:style>
    <style:style style:name="P2" style:family="paragraph" style:parent-style-name="Heading_20_2">
      <style:paragraph-properties fo:padding="0.049cm" fo:border="0.06pt solid #e5e7eb"/>
      <style:text-properties loext:padding="0.049cm" loext:border="0.06pt solid #e5e7eb"/>
    </style:style>
    <style:style style:name="P3" style:family="paragraph" style:parent-style-name="Standard">
      <style:paragraph-properties fo:margin-left="0cm" fo:margin-right="0cm" fo:margin-top="0cm" fo:margin-bottom="0.499cm" style:contextual-spacing="false" fo:text-indent="0cm" style:auto-text-indent="false"/>
    </style:style>
    <style:style style:name="P4" style:family="paragraph" style:parent-style-name="Standard">
      <style:paragraph-properties fo:margin-top="0cm" fo:margin-bottom="0.499cm" style:contextual-spacing="false"/>
      <style:text-properties loext:padding="0.049cm" loext:border="0.06pt solid #e5e7eb"/>
    </style:style>
    <style:style style:name="P5" style:family="paragraph" style:parent-style-name="Standard">
      <style:paragraph-properties fo:margin-left="0cm" fo:margin-right="0cm" fo:margin-top="0cm" fo:margin-bottom="0.499cm" style:contextual-spacing="false" fo:text-indent="0cm" style:auto-text-indent="false"/>
      <style:text-properties loext:padding="0.049cm" loext:border="0.06pt solid #e5e7eb"/>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list-style-name="L1">
      <style:paragraph-properties fo:margin-top="0cm" fo:margin-bottom="0cm" style:contextual-spacing="false" fo:padding="0.049cm" fo:border="0.06pt solid #e5e7eb"/>
      <style:text-properties loext:padding="0.049cm" loext:border="0.06pt solid #e5e7eb"/>
    </style:style>
    <style:style style:name="P8" style:family="paragraph" style:parent-style-name="Text_20_body" style:list-style-name="L1">
      <style:paragraph-properties fo:padding="0.049cm" fo:border="0.06pt solid #e5e7eb"/>
      <style:text-properties loext:padding="0.049cm" loext:border="0.06pt solid #e5e7eb"/>
    </style:style>
    <style:style style:name="P9" style:family="paragraph" style:parent-style-name="Text_20_body" style:list-style-name="L2">
      <style:paragraph-properties fo:margin-top="0cm" fo:margin-bottom="0cm" style:contextual-spacing="false" fo:padding="0.049cm" fo:border="0.06pt solid #e5e7eb"/>
      <style:text-properties loext:padding="0.049cm" loext:border="0.06pt solid #e5e7eb"/>
    </style:style>
    <style:style style:name="P10" style:family="paragraph" style:parent-style-name="Text_20_body" style:list-style-name="L2">
      <style:paragraph-properties fo:padding="0.049cm" fo:border="0.06pt solid #e5e7eb"/>
      <style:text-properties loext:padding="0.049cm" loext:border="0.06pt solid #e5e7eb"/>
    </style:style>
    <style:style style:name="P11" style:family="paragraph" style:parent-style-name="Text_20_body" style:list-style-name="L3">
      <style:paragraph-properties fo:margin-top="0cm" fo:margin-bottom="0cm" style:contextual-spacing="false" fo:padding="0.049cm" fo:border="0.06pt solid #e5e7eb"/>
      <style:text-properties loext:padding="0.049cm" loext:border="0.06pt solid #e5e7eb"/>
    </style:style>
    <style:style style:name="P12" style:family="paragraph" style:parent-style-name="Text_20_body" style:list-style-name="L3">
      <style:paragraph-properties fo:padding="0.049cm" fo:border="0.06pt solid #e5e7eb"/>
      <style:text-properties loext:padding="0.049cm" loext:border="0.06pt solid #e5e7eb"/>
    </style:style>
    <style:style style:name="P13" style:family="paragraph" style:parent-style-name="Text_20_body" style:list-style-name="L4">
      <style:paragraph-properties fo:margin-top="0cm" fo:margin-bottom="0cm" style:contextual-spacing="false" fo:padding="0.049cm" fo:border="0.06pt solid #e5e7eb"/>
      <style:text-properties loext:padding="0.049cm" loext:border="0.06pt solid #e5e7eb"/>
    </style:style>
    <style:style style:name="P14" style:family="paragraph" style:parent-style-name="Text_20_body" style:list-style-name="L4">
      <style:paragraph-properties fo:padding="0.049cm" fo:border="0.06pt solid #e5e7eb"/>
      <style:text-properties loext:padding="0.049cm" loext:border="0.06pt solid #e5e7eb"/>
    </style:style>
    <style:style style:name="P15" style:family="paragraph" style:parent-style-name="Text_20_body" style:list-style-name="L5">
      <style:paragraph-properties fo:margin-top="0cm" fo:margin-bottom="0cm" style:contextual-spacing="false" fo:padding="0.049cm" fo:border="0.06pt solid #e5e7eb"/>
      <style:text-properties loext:padding="0.049cm" loext:border="0.06pt solid #e5e7eb"/>
    </style:style>
    <style:style style:name="P16" style:family="paragraph" style:parent-style-name="Text_20_body" style:list-style-name="L5">
      <style:paragraph-properties fo:padding="0.049cm" fo:border="0.06pt solid #e5e7eb"/>
      <style:text-properties loext:padding="0.049cm" loext:border="0.06pt solid #e5e7eb"/>
    </style:style>
    <style:style style:name="P17" style:family="paragraph" style:parent-style-name="Text_20_body">
      <style:paragraph-properties fo:margin-top="0cm" fo:margin-bottom="0cm" style:contextual-spacing="false"/>
      <style:text-properties loext:padding="0.049cm" loext:border="0.06pt solid #e5e7eb"/>
    </style:style>
    <style:style style:name="P18" style:family="paragraph" style:parent-style-name="Text_20_body" style:list-style-name="L10">
      <style:paragraph-properties fo:margin-top="0cm" fo:margin-bottom="0cm" style:contextual-spacing="false" fo:padding="0.049cm" fo:border="0.06pt solid #e5e7eb"/>
      <style:text-properties loext:padding="0.049cm" loext:border="0.06pt solid #e5e7eb"/>
    </style:style>
    <style:style style:name="P19" style:family="paragraph" style:parent-style-name="Text_20_body" style:list-style-name="L10">
      <style:paragraph-properties fo:padding="0.049cm" fo:border="0.06pt solid #e5e7eb"/>
      <style:text-properties loext:padding="0.049cm" loext:border="0.06pt solid #e5e7eb"/>
    </style:style>
    <style:style style:name="P20" style:family="paragraph" style:parent-style-name="Text_20_body" style:list-style-name="L11">
      <style:paragraph-properties fo:margin-top="0cm" fo:margin-bottom="0cm" style:contextual-spacing="false" fo:padding="0.049cm" fo:border="0.06pt solid #e5e7eb"/>
      <style:text-properties loext:padding="0.049cm" loext:border="0.06pt solid #e5e7eb"/>
    </style:style>
    <style:style style:name="P21" style:family="paragraph" style:parent-style-name="Text_20_body" style:list-style-name="L11">
      <style:paragraph-properties fo:padding="0.049cm" fo:border="0.06pt solid #e5e7eb"/>
      <style:text-properties loext:padding="0.049cm" loext:border="0.06pt solid #e5e7eb"/>
    </style:style>
    <style:style style:name="P22" style:family="paragraph" style:parent-style-name="Text_20_body" style:list-style-name="L12">
      <style:paragraph-properties fo:margin-top="0cm" fo:margin-bottom="0cm" style:contextual-spacing="false" fo:padding="0.049cm" fo:border="0.06pt solid #e5e7eb"/>
      <style:text-properties loext:padding="0.049cm" loext:border="0.06pt solid #e5e7eb"/>
    </style:style>
    <style:style style:name="P23" style:family="paragraph" style:parent-style-name="Text_20_body" style:list-style-name="L12">
      <style:paragraph-properties fo:padding="0.049cm" fo:border="0.06pt solid #e5e7eb"/>
      <style:text-properties loext:padding="0.049cm" loext:border="0.06pt solid #e5e7eb"/>
    </style:style>
    <style:style style:name="P24" style:family="paragraph" style:parent-style-name="Text_20_body" style:list-style-name="L13">
      <style:paragraph-properties fo:margin-top="0cm" fo:margin-bottom="0cm" style:contextual-spacing="false" fo:padding="0.049cm" fo:border="0.06pt solid #e5e7eb"/>
      <style:text-properties loext:padding="0.049cm" loext:border="0.06pt solid #e5e7eb"/>
    </style:style>
    <style:style style:name="P25" style:family="paragraph" style:parent-style-name="Text_20_body" style:list-style-name="L13">
      <style:paragraph-properties fo:padding="0.049cm" fo:border="0.06pt solid #e5e7eb"/>
      <style:text-properties loext:padding="0.049cm" loext:border="0.06pt solid #e5e7eb"/>
    </style:style>
    <style:style style:name="P26" style:family="paragraph" style:parent-style-name="Text_20_body" style:list-style-name="L6">
      <style:paragraph-properties fo:margin-top="0cm" fo:margin-bottom="0cm" style:contextual-spacing="false" fo:padding="0.049cm" fo:border="0.06pt solid #e5e7eb"/>
    </style:style>
    <style:style style:name="P27" style:family="paragraph" style:parent-style-name="Text_20_body" style:list-style-name="L6">
      <style:paragraph-properties fo:padding="0.049cm" fo:border="0.06pt solid #e5e7eb"/>
    </style:style>
    <style:style style:name="P28" style:family="paragraph" style:parent-style-name="Text_20_body" style:list-style-name="L7">
      <style:paragraph-properties fo:margin-top="0cm" fo:margin-bottom="0cm" style:contextual-spacing="false" fo:padding="0.049cm" fo:border="0.06pt solid #e5e7eb"/>
    </style:style>
    <style:style style:name="P29" style:family="paragraph" style:parent-style-name="Text_20_body" style:list-style-name="L7">
      <style:paragraph-properties fo:padding="0.049cm" fo:border="0.06pt solid #e5e7eb"/>
    </style:style>
    <style:style style:name="P30" style:family="paragraph" style:parent-style-name="Text_20_body" style:list-style-name="L8">
      <style:paragraph-properties fo:margin-top="0cm" fo:margin-bottom="0cm" style:contextual-spacing="false" fo:padding="0.049cm" fo:border="0.06pt solid #e5e7eb"/>
    </style:style>
    <style:style style:name="P31" style:family="paragraph" style:parent-style-name="Text_20_body" style:list-style-name="L8">
      <style:paragraph-properties fo:padding="0.049cm" fo:border="0.06pt solid #e5e7eb"/>
    </style:style>
    <style:style style:name="P32" style:family="paragraph" style:parent-style-name="Text_20_body" style:list-style-name="L9">
      <style:paragraph-properties fo:margin-top="0cm" fo:margin-bottom="0cm" style:contextual-spacing="false" fo:padding="0.049cm" fo:border="0.06pt solid #e5e7eb"/>
    </style:style>
    <style:style style:name="P33" style:family="paragraph" style:parent-style-name="Text_20_body" style:list-style-name="L9">
      <style:paragraph-properties fo:padding="0.049cm" fo:border="0.06pt solid #e5e7eb"/>
    </style:style>
    <style:style style:name="T1" style:family="text">
      <style:text-properties loext:padding="0.049cm" loext:border="0.06pt solid #e5e7e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El proyecto final del Ciclo Superior de Desarrollo de Aplicaciones Web (DAW) consiste en el desarrollo de una aplicación web funcional y operativa que integre todos los conocimientos y asignaturas aprendidas durante el ciclo formativo. Los principales pasos a seguir son:</text:span></text:p>
      <text:h text:style-name="P1" text:outline-level="2">Escoger el tema del proyecto</text:h>
      <text:p text:style-name="P6"><text:span text:style-name="T1">El tema del proyecto final puede ser de tu elección, pero debe contar con el visto bueno de tu tutor en el centro de estudios.</text:span></text:p>
      <text:h text:style-name="P1" text:outline-level="2">Buscar información y documentación</text:h>
      <text:p text:style-name="P6"><text:span text:style-name="T1">Es fundamental documentarse sobre el tema elegido, basándose en fuentes fiables como sitios web oficiales o de relevancia en el sector informático.</text:span></text:p>
      <text:h text:style-name="P1" text:outline-level="2">Empezar a escribir el trabajo</text:h>
      <text:p text:style-name="P6"><text:span text:style-name="T1">Una vez recopilada la información, se procede a redactar el trabajo, que generalmente consta de una memoria escrita y una presentación de apoyo para la exposición al profesorado evaluador. La estructura suele incluir:</text:span></text:p>
      <text:list xml:id="list2845339841" text:style-name="L1">
        <text:list-item>
          <text:p text:style-name="P7">Introducción</text:p>
        </text:list-item>
        <text:list-item>
          <text:p text:style-name="P7">Objetivos</text:p>
        </text:list-item>
        <text:list-item>
          <text:p text:style-name="P7">Tecnologías usadas y justificación</text:p>
        </text:list-item>
        <text:list-item>
          <text:p text:style-name="P7">Diseño de la aplicación</text:p>
        </text:list-item>
        <text:list-item>
          <text:p text:style-name="P7">Arquitectura de la aplicación</text:p>
        </text:list-item>
        <text:list-item>
          <text:p text:style-name="P8">Manual de despliegue</text:p>
        </text:list-item>
      </text:list>
      <text:h text:style-name="P1" text:outline-level="2">Corregir y presentar</text:h>
      <text:p text:style-name="Text_20_body"><text:span text:style-name="T1">Es crucial corregir faltas de ortografía y errores antes de la presentación final. El proyecto se puntúa considerando aspectos como la calidad del código, funcionalidad, diseño, documentación y presentación.Aprobar el proyecto final es un requisito indispensable para obtener la titulación. Algunos ejemplos de proyectos DAW desarrollados por alumnos se pueden encontrar en repositorios como GitHub</text:span></text:p>
      <text:p text:style-name="P5">Aquí te presento algunas ideas interesantes para tu proyecto final del Ciclo Superior de Desarrollo de Aplicaciones Web (DAW):</text:p>
      <text:h text:style-name="P1" text:outline-level="2"><text:soft-page-break/>Aplicación web para gestión de restaurantes</text:h>
      <text:p text:style-name="P6"><text:span text:style-name="T1">Desarrolla una página web que permita crear y gestionar restaurantes, incluyendo funcionalidades como:</text:span></text:p>
      <text:list xml:id="list3124194203" text:style-name="L2">
        <text:list-item>
          <text:p text:style-name="P9">Distribución y reserva de mesas</text:p>
        </text:list-item>
        <text:list-item>
          <text:p text:style-name="P9">Gestión de pedidos (pendientes, realizados)</text:p>
        </text:list-item>
        <text:list-item>
          <text:p text:style-name="P9">Facturación</text:p>
        </text:list-item>
        <text:list-item>
          <text:p text:style-name="P10">Inventario de productos</text:p>
        </text:list-item>
      </text:list>
      <text:h text:style-name="P1" text:outline-level="2">Sistema de gestión para panaderías</text:h>
      <text:p text:style-name="P6"><text:span text:style-name="T1">Crea un programa para controlar el stock y registrar nuevos productos en panaderías, con funcionalidades como:</text:span></text:p>
      <text:list xml:id="list4276059990" text:style-name="L3">
        <text:list-item>
          <text:p text:style-name="P11">Registro de entradas de materia prima con una báscula industrial</text:p>
        </text:list-item>
        <text:list-item>
          <text:p text:style-name="P11">Descuento automático del stock al producir panes</text:p>
        </text:list-item>
        <text:list-item>
          <text:p text:style-name="P11">Generación de códigos QR para identificar productos</text:p>
        </text:list-item>
        <text:list-item>
          <text:p text:style-name="P12">Reportes de stock y producción</text:p>
        </text:list-item>
      </text:list>
      <text:h text:style-name="P1" text:outline-level="2">Aplicación educativa tipo Moodle</text:h>
      <text:p text:style-name="P6"><text:span text:style-name="T1">Desarrolla una plataforma de e-learning que permita:</text:span></text:p>
      <text:list xml:id="list1344028741" text:style-name="L4">
        <text:list-item>
          <text:p text:style-name="P13">Creación de cursos y asignación de profesores</text:p>
        </text:list-item>
        <text:list-item>
          <text:p text:style-name="P13">Matriculación de alumnos</text:p>
        </text:list-item>
        <text:list-item>
          <text:p text:style-name="P13">Gestión de tareas y evaluaciones</text:p>
        </text:list-item>
        <text:list-item>
          <text:p text:style-name="P14">Foros y herramientas de comunicación</text:p>
        </text:list-item>
      </text:list>
      <text:h text:style-name="P1" text:outline-level="2">Sistema de gestión para autoescuelas</text:h>
      <text:p text:style-name="P6"><text:span text:style-name="T1">Crea una aplicación para autoescuelas que incluya:</text:span></text:p>
      <text:list xml:id="list3566347727" text:style-name="L5">
        <text:list-item>
          <text:p text:style-name="P15">Registro de alumnos y vehículos</text:p>
        </text:list-item>
        <text:list-item>
          <text:p text:style-name="P15">Programación de clases teóricas y prácticas</text:p>
        </text:list-item>
        <text:list-item>
          <text:p text:style-name="P15">Generación de tests de práctica para exámenes</text:p>
        </text:list-item>
        <text:list-item>
          <text:p text:style-name="P16">Emisión de certificados</text:p>
        </text:list-item>
      </text:list>
      <text:p text:style-name="Text_20_body"><text:span text:style-name="T1">Lo más importante es aplicar adecuadamente los conocimientos de HTML, CSS, JavaScript, jQuery, PHP y bases de datos que has aprendido durante el ciclo. No te enfoques tanto en la originalidad, sino en demostrar tu dominio de las tecnologías web. Recuerda que el tribunal evaluará principalmente la calidad del código y la funcionalidad de tu aplicación.</text:span></text:p>
      <text:p text:style-name="P5"><text:soft-page-break/>Durante las prácticas de empresa del Ciclo Superior de Desarrollo de Aplicaciones Web (DAW), los estudiantes pueden realizar una variedad de trabajos que les permiten aplicar los conocimientos adquiridos en el aula en un entorno profesional. Aquí se detallan algunas de las tareas y roles que pueden desempeñar:</text:p>
      <text:h text:style-name="P1" text:outline-level="2">Tipos de trabajos en prácticas de DAW</text:h>
      <text:list xml:id="list451483061" text:style-name="L6">
        <text:list-item>
          <text:p text:style-name="P26"><text:span text:style-name="Strong_20_Emphasis"><text:span text:style-name="T1">Desarrollo de Aplicaciones Web</text:span></text:span><text:span text:style-name="T1"><text:line-break/>Los estudiantes pueden participar en el diseño y desarrollo de aplicaciones web, utilizando tecnologías como HTML, CSS, JavaScript y frameworks modernos.</text:span></text:p>
        </text:list-item>
        <text:list-item>
          <text:p text:style-name="P26"><text:span text:style-name="Strong_20_Emphasis"><text:span text:style-name="T1">Mantenimiento de Plataformas de E-commerce</text:span></text:span><text:span text:style-name="T1"><text:line-break/>En empresas de comercio electrónico, los estudiantes pueden trabajar en la gestión y actualización de plataformas de venta online, asegurando que funcionen de manera eficiente.</text:span></text:p>
        </text:list-item>
        <text:list-item>
          <text:p text:style-name="P26"><text:span text:style-name="Strong_20_Emphasis"><text:span text:style-name="T1">Diseño de Interfaces de Usuario (UI)</text:span></text:span><text:span text:style-name="T1"><text:line-break/>En agencias de diseño, pueden colaborar en la creación de interfaces atractivas y funcionales, integrando principios de diseño con el desarrollo web.</text:span></text:p>
        </text:list-item>
        <text:list-item>
          <text:p text:style-name="P26"><text:span text:style-name="Strong_20_Emphasis"><text:span text:style-name="T1">Implementación de Sistemas de Gestión</text:span></text:span><text:span text:style-name="T1"><text:line-break/>Los estudiantes pueden ayudar a desarrollar sistemas de gestión para diferentes tipos de negocios, como restaurantes o autoescuelas, que requieren bases de datos y funcionalidades específicas.</text:span></text:p>
        </text:list-item>
        <text:list-item>
          <text:p text:style-name="P26"><text:span text:style-name="Strong_20_Emphasis"><text:span text:style-name="T1">Participación en Proyectos Innovadores</text:span></text:span><text:span text:style-name="T1"><text:line-break/>En startups, los estudiantes suelen involucrarse en proyectos innovadores y dinámicos, contribuyendo a soluciones creativas y aprendiendo a trabajar en un entorno ágil.</text:span></text:p>
        </text:list-item>
        <text:list-item>
          <text:p text:style-name="P27"><text:span text:style-name="Strong_20_Emphasis"><text:span text:style-name="T1">Consultoría Tecnológica</text:span></text:span><text:span text:style-name="T1"><text:line-break/>En consultoras, pueden participar en proyectos variados que les permiten aplicar sus conocimientos a problemas reales y aprender sobre la gestión de proyectos tecnológicos.</text:span></text:p>
        </text:list-item>
      </text:list>
      <text:h text:style-name="P1" text:outline-level="2">Beneficios de las prácticas</text:h>
      <text:list xml:id="list3085679685" text:style-name="L7">
        <text:list-item>
          <text:p text:style-name="P28"><text:span text:style-name="Strong_20_Emphasis"><text:span text:style-name="T1">Experiencia Profesional</text:span></text:span><text:span text:style-name="T1">: Las prácticas ofrecen la oportunidad de adquirir experiencia en el mundo laboral, lo que es fundamental para el desarrollo de la carrera profesional.</text:span></text:p>
        </text:list-item>
        <text:list-item>
          <text:p text:style-name="P28"><text:span text:style-name="Strong_20_Emphasis"><text:span text:style-name="T1">Red de Contactos</text:span></text:span><text:span text:style-name="T1">: Los estudiantes pueden establecer conexiones valiosas en la industria, lo que puede ser útil para futuras oportunidades laborales.</text:span></text:p>
        </text:list-item>
        <text:list-item>
          <text:p text:style-name="P29"><text:span text:style-name="Strong_20_Emphasis"><text:span text:style-name="T1">Desarrollo de Habilidades</text:span></text:span><text:span text:style-name="T1">: Trabajar en un entorno real permite a los estudiantes mejorar sus habilidades técnicas y blandas, como el trabajo en equipo y la comunicación.</text:span></text:p>
        </text:list-item>
      </text:list>
      <text:p text:style-name="Text_20_body"><text:span text:style-name="T1">Las prácticas son una parte esencial de la formación en DAW, ya que permiten a los estudiantes aplicar sus conocimientos en situaciones reales y prepararse para su futura carrera profesional.</text:span></text:p>
      <text:p text:style-name="P4"><text:soft-page-break/>En las prácticas de empresa del Ciclo Superior de Desarrollo de Aplicaciones Web (DAW) en una empresa del sector eléctrico, los estudiantes pueden realizar diversas tareas que combinan sus habilidades técnicas con las necesidades específicas de la industria. Aquí hay algunas actividades que podrían llevar a cabo:</text:p>
      <text:h text:style-name="P2" text:outline-level="2">Trabajos posibles en prácticas en una empresa eléctrica</text:h>
      <text:list xml:id="list1485401414" text:style-name="L8">
        <text:list-item>
          <text:p text:style-name="P30"><text:span text:style-name="Strong_20_Emphasis"><text:span text:style-name="T1">Desarrollo de Aplicaciones Internas</text:span></text:span><text:span text:style-name="T1"><text:line-break/>Crear aplicaciones web para la gestión interna de la empresa, como sistemas de control de proyectos, seguimiento de órdenes de trabajo o gestión de recursos.</text:span></text:p>
        </text:list-item>
        <text:list-item>
          <text:p text:style-name="P30"><text:span text:style-name="Strong_20_Emphasis"><text:span text:style-name="T1">Mantenimiento de Sitios Web</text:span></text:span><text:span text:style-name="T1"><text:line-break/>Actualizar y mantener el sitio web de la empresa, asegurando que la información esté actualizada y que la interfaz sea fácil de usar.</text:span></text:p>
        </text:list-item>
        <text:list-item>
          <text:p text:style-name="P30"><text:span text:style-name="Strong_20_Emphasis"><text:span text:style-name="T1">Integración de Sistemas</text:span></text:span><text:span text:style-name="T1"><text:line-break/>Trabajar en la integración de aplicaciones existentes con nuevas herramientas o plataformas, como sistemas de gestión de energía o bases de datos.</text:span></text:p>
        </text:list-item>
        <text:list-item>
          <text:p text:style-name="P30"><text:span text:style-name="Strong_20_Emphasis"><text:span text:style-name="T1">Desarrollo de Herramientas de Análisis</text:span></text:span><text:span text:style-name="T1"><text:line-break/>Crear aplicaciones que permitan analizar datos relacionados con el consumo energético, la eficiencia de los sistemas eléctricos o el rendimiento de los equipos.</text:span></text:p>
        </text:list-item>
        <text:list-item>
          <text:p text:style-name="P30"><text:span text:style-name="Strong_20_Emphasis"><text:span text:style-name="T1">Implementación de Soluciones de E-commerce</text:span></text:span><text:span text:style-name="T1"><text:line-break/>Si la empresa eléctrica tiene una tienda online, los estudiantes pueden ayudar en el desarrollo y mantenimiento de la plataforma de e-commerce, incluyendo la gestión de productos y pedidos.</text:span></text:p>
        </text:list-item>
        <text:list-item>
          <text:p text:style-name="P30"><text:span text:style-name="Strong_20_Emphasis"><text:span text:style-name="T1">Soporte Técnico y Formación</text:span></text:span><text:span text:style-name="T1"><text:line-break/>Proporcionar soporte técnico a los empleados sobre el uso de nuevas aplicaciones web y participar en la formación del personal en el uso de herramientas digitales.</text:span></text:p>
        </text:list-item>
        <text:list-item>
          <text:p text:style-name="P31"><text:span text:style-name="Strong_20_Emphasis"><text:span text:style-name="T1">Desarrollo de Aplicaciones Móviles</text:span></text:span><text:span text:style-name="T1"><text:line-break/>Si la empresa está interesada en ofrecer servicios móviles, los estudiantes pueden participar en el desarrollo de aplicaciones para dispositivos móviles que faciliten el acceso a servicios eléctricos.</text:span></text:p>
        </text:list-item>
      </text:list>
      <text:p text:style-name="P17">Estas actividades permiten a los estudiantes aplicar sus conocimientos en un entorno real y adquirir experiencia valiosa en el sector eléctrico, que es cada vez más dependiente de soluciones digitales y tecnológicas.</text:p>
      <text:p text:style-name="P17">Share</text:p>
      <text:p text:style-name="P17">Rewrite</text:p>
      <text:p text:style-name="P17"/>
      <text:h text:style-name="Heading_20_2" text:outline-level="2"><text:soft-page-break/>Opciones adicionales de trabajos en prácticas</text:h>
      <text:list xml:id="list320767433" text:style-name="L9">
        <text:list-item>
          <text:p text:style-name="P32"><text:span text:style-name="Strong_20_Emphasis"><text:span text:style-name="T1">Desarrollo de Aplicaciones para Monitoreo de Consumo Energético</text:span></text:span><text:span text:style-name="T1"><text:line-break/>Crear una aplicación web que permita a los usuarios monitorear su consumo energético en tiempo real, proporcionando gráficos y análisis de datos.</text:span></text:p>
        </text:list-item>
        <text:list-item>
          <text:p text:style-name="P32"><text:span text:style-name="Strong_20_Emphasis"><text:span text:style-name="T1">Sistema de Gestión de Mantenimiento de Equipos</text:span></text:span><text:span text:style-name="T1"><text:line-break/>Desarrollar un sistema que gestione el mantenimiento preventivo y correctivo de equipos eléctricos, permitiendo programar revisiones y registrar intervenciones.</text:span></text:p>
        </text:list-item>
        <text:list-item>
          <text:p text:style-name="P32"><text:span text:style-name="Strong_20_Emphasis"><text:span text:style-name="T1">Portal de Clientes</text:span></text:span><text:span text:style-name="T1"><text:line-break/>Implementar un portal donde los clientes puedan acceder a su información, consultar facturas, realizar pagos y gestionar sus contratos de suministro eléctrico.</text:span></text:p>
        </text:list-item>
        <text:list-item>
          <text:p text:style-name="P32"><text:span text:style-name="Strong_20_Emphasis"><text:span text:style-name="T1">Aplicación para Reporte de Incidencias</text:span></text:span><text:span text:style-name="T1"><text:line-break/>Crear una plataforma donde los usuarios puedan reportar incidencias eléctricas, como cortes de luz o fallos en el servicio, facilitando el seguimiento y resolución de problemas.</text:span></text:p>
        </text:list-item>
        <text:list-item>
          <text:p text:style-name="P32"><text:span text:style-name="Strong_20_Emphasis"><text:span text:style-name="T1">Integración de Energías Renovables</text:span></text:span><text:span text:style-name="T1"><text:line-break/>Desarrollar una herramienta que permita a los usuarios gestionar la producción y consumo de energía de fuentes renovables, como paneles solares, integrando datos en tiempo real.</text:span></text:p>
        </text:list-item>
        <text:list-item>
          <text:p text:style-name="P32"><text:span text:style-name="Strong_20_Emphasis"><text:span text:style-name="T1">Simulador de Costos Energéticos</text:span></text:span><text:span text:style-name="T1"><text:line-break/>Crear una aplicación que simule diferentes escenarios de consumo energético y sus costos asociados, ayudando a los usuarios a tomar decisiones más informadas sobre su uso de energía.</text:span></text:p>
        </text:list-item>
        <text:list-item>
          <text:p text:style-name="P32"><text:span text:style-name="Strong_20_Emphasis"><text:span text:style-name="T1">Sistema de Alertas y Notificaciones</text:span></text:span><text:span text:style-name="T1"><text:line-break/>Implementar un sistema que envíe alertas a los usuarios sobre cambios en sus tarifas, mantenimiento programado o interrupciones del servicio.</text:span></text:p>
        </text:list-item>
        <text:list-item>
          <text:p text:style-name="P33"><text:span text:style-name="Strong_20_Emphasis"><text:span text:style-name="T1">Aplicación de Capacitación</text:span></text:span><text:span text:style-name="T1"><text:line-break/>Desarrollar una plataforma de formación online para empleados sobre temas relacionados con la seguridad eléctrica, normativas y procedimientos internos.</text:span></text:p>
        </text:list-item>
      </text:list>
      <text:p text:style-name="Text_20_body"><text:span text:style-name="T1">Estas opciones permiten a los estudiantes aplicar sus habilidades en un contexto real y aprender sobre la intersección entre la tecnología y el sector eléctrico, lo que puede ser muy valioso para su desarrollo profesional.</text:span></text:p>
      <text:p text:style-name="P5">Los desarrolladores de aplicaciones web pueden desempeñar diversos roles en una empresa eléctrica, aprovechando sus habilidades técnicas para crear soluciones digitales que apoyen las operaciones y servicios de la compañía. Algunos de los roles más relevantes son:</text:p>
      <text:h text:style-name="P1" text:outline-level="2">Desarrollo de Aplicaciones Internas</text:h>
      <text:p text:style-name="P6"><text:span text:style-name="T1">Los desarrolladores pueden crear aplicaciones web para la gestión interna de la empresa, como sistemas de control de proyectos, seguimiento de órdenes de trabajo o gestión de recursos.</text:span></text:p>
      <text:h text:style-name="P1" text:outline-level="2"><text:soft-page-break/>Mantenimiento de Sitios Web</text:h>
      <text:p text:style-name="P6"><text:span text:style-name="T1">Actualizar y mantener el sitio web de la empresa eléctrica, asegurando que la información esté actualizada y que la interfaz sea fácil de usar.</text:span></text:p>
      <text:h text:style-name="P1" text:outline-level="2">Integración de Sistemas</text:h>
      <text:p text:style-name="P6"><text:span text:style-name="T1">Trabajar en la integración de aplicaciones existentes con nuevas herramientas o plataformas, como sistemas de gestión de energía o bases de datos.</text:span></text:p>
      <text:h text:style-name="P1" text:outline-level="2">Desarrollo de Herramientas de Análisis</text:h>
      <text:p text:style-name="P6"><text:span text:style-name="T1">Crear aplicaciones que permitan analizar datos relacionados con el consumo energético, la eficiencia de los sistemas eléctricos o el rendimiento de los equipos.</text:span></text:p>
      <text:h text:style-name="P1" text:outline-level="2">Implementación de Soluciones de E-commerce</text:h>
      <text:p text:style-name="P6"><text:span text:style-name="T1">Si la empresa eléctrica tiene una tienda online, los desarrolladores pueden ayudar en el desarrollo y mantenimiento de la plataforma de e-commerce, incluyendo la gestión de productos y pedidos.</text:span></text:p>
      <text:h text:style-name="P1" text:outline-level="2">Desarrollo de Aplicaciones para Monitoreo de Consumo Energético</text:h>
      <text:p text:style-name="P6"><text:span text:style-name="T1">Crear una aplicación web que permita a los usuarios monitorear su consumo energético en tiempo real, proporcionando gráficos y análisis de datos.</text:span></text:p>
      <text:h text:style-name="P1" text:outline-level="2">Sistema de Gestión de Mantenimiento de Equipos</text:h>
      <text:p text:style-name="P6"><text:span text:style-name="T1">Desarrollar un sistema que gestione el mantenimiento preventivo y correctivo de equipos eléctricos, permitiendo programar revisiones y registrar intervenciones.</text:span></text:p>
      <text:h text:style-name="P1" text:outline-level="2">Portal de Clientes</text:h>
      <text:p text:style-name="Text_20_body"><text:span text:style-name="T1">Implementar un portal donde los clientes puedan acceder a su información, consultar facturas, realizar pagos y gestionar sus contratos de suministro eléctrico.Estos roles permiten a los desarrolladores aplicar sus habilidades en un entorno real y aprender sobre la intersección entre la tecnología y el sector eléctrico, lo que puede ser muy valioso para su desarrollo profesional.</text:span></text:p>
      <text:p text:style-name="P5">Si la empresa eléctrica ya cuenta con la mayoría de los sistemas y aplicaciones mencionados anteriormente, el trabajo de un desarrollador de aplicaciones web podría enfocarse en las siguientes áreas:</text:p>
      <text:h text:style-name="P1" text:outline-level="2"><text:soft-page-break/>Mejora y optimización de sistemas existentes</text:h>
      <text:list xml:id="list384167165" text:style-name="L10">
        <text:list-item>
          <text:p text:style-name="P18">Identificar oportunidades de mejora en las aplicaciones actuales, como optimizar el rendimiento, mejorar la interfaz de usuario o agregar nuevas funcionalidades.</text:p>
        </text:list-item>
        <text:list-item>
          <text:p text:style-name="P18">Implementar actualizaciones y parches de seguridad para mantener los sistemas actualizados y protegidos.</text:p>
        </text:list-item>
        <text:list-item>
          <text:p text:style-name="P19">Realizar pruebas exhaustivas para garantizar el correcto funcionamiento de las aplicaciones después de las mejoras.</text:p>
        </text:list-item>
      </text:list>
      <text:h text:style-name="P1" text:outline-level="2">Desarrollo de aplicaciones móviles</text:h>
      <text:list xml:id="list479058075" text:style-name="L11">
        <text:list-item>
          <text:p text:style-name="P20">Crear aplicaciones móviles que complementen los sistemas web existentes, permitiendo a los usuarios acceder a información y servicios desde sus dispositivos móviles.</text:p>
        </text:list-item>
        <text:list-item>
          <text:p text:style-name="P20">Desarrollar aplicaciones específicas para empleados de campo, como técnicos de mantenimiento, que necesiten acceder a información y registrar datos en tiempo real.</text:p>
        </text:list-item>
        <text:list-item>
          <text:p text:style-name="P21">Asegurar que las aplicaciones móviles se integren perfectamente con los sistemas backend de la empresa.</text:p>
        </text:list-item>
      </text:list>
      <text:h text:style-name="P1" text:outline-level="2">Análisis de datos y visualización</text:h>
      <text:list xml:id="list2530125088" text:style-name="L12">
        <text:list-item>
          <text:p text:style-name="P22">Desarrollar herramientas de análisis y visualización de datos que permitan a los gerentes y analistas tomar decisiones informadas basadas en los datos recopilados por los sistemas existentes.</text:p>
        </text:list-item>
        <text:list-item>
          <text:p text:style-name="P22">Crear paneles de control (dashboards) personalizados que presenten información relevante de manera clara y concisa.</text:p>
        </text:list-item>
        <text:list-item>
          <text:p text:style-name="P23">Implementar funciones de predicción y alertas basadas en el análisis de datos históricos.</text:p>
        </text:list-item>
      </text:list>
      <text:h text:style-name="P1" text:outline-level="2">Automatización de procesos</text:h>
      <text:list xml:id="list618559343" text:style-name="L13">
        <text:list-item>
          <text:p text:style-name="P24">Identificar procesos manuales que puedan ser automatizados mediante aplicaciones web, como la generación de informes, el envío de notificaciones o la aprobación de solicitudes.</text:p>
        </text:list-item>
        <text:list-item>
          <text:p text:style-name="P24">Desarrollar flujos de trabajo (workflows) que guíen a los usuarios a través de los procesos de negocio de manera eficiente.</text:p>
        </text:list-item>
        <text:list-item>
          <text:p text:style-name="P25">Integrar las aplicaciones automatizadas con los sistemas existentes para garantizar la coherencia de los datos.</text:p>
        </text:list-item>
      </text:list>
      <text:p text:style-name="Text_20_body"><text:span text:style-name="T1">Estos enfoques permitirán al desarrollador de aplicaciones web agregar valor a la empresa eléctrica, mejorando la eficiencia, la toma de decisiones y la experiencia del usuario, incluso en un entorno con sistemas ya establecidos.</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meta:initial-creator>
    <meta:creation-date>2024-07-21T18:29:36.022420829</meta:creation-date>
    <meta:printed-by>Maria</meta:printed-by>
    <meta:print-date>2024-07-21T18:37:44.188653014</meta:print-date>
    <dc:date>2024-07-21T18:37:59.853369726</dc:date>
    <dc:creator>Maria</dc:creator>
    <meta:editing-duration>PT8M24S</meta:editing-duration>
    <meta:editing-cycles>1</meta:editing-cycles>
    <meta:document-statistic meta:table-count="0" meta:image-count="0" meta:object-count="0" meta:page-count="7" meta:paragraph-count="111" meta:word-count="1977" meta:character-count="13359" meta:non-whitespace-character-count="11551"/>
    <meta:generator>LibreOffice/7.3.7.2$Linux_X86_64 LibreOffice_project/30$Build-2</meta:generator>
  </office:meta>
</office:document-meta>
</file>